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ICCER VALDERRAMA, JUNIOR OSWAL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44369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79690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ICCER VALDERRAMA, JUNIOR OSWAL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44369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579690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44369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80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9/2021</text:p>
          </table:table-cell>
          <table:table-cell table:style-name="Tabla2.A3" office:value-type="string">
            <text:p text:style-name="P22">9294227</text:p>
          </table:table-cell>
          <table:table-cell table:style-name="Tabla2.D3" office:value-type="string">
            <text:p text:style-name="P23">10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5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07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